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important" style:display-name="important">
      <style:paragraph-properties fo:margin-right="0pt" style:line-spacing="2pt" fo:border="2.0pt solid #ff0000" fo:margin-top="0pt" fo:text-align="left" fo:orphans="0" fo:margin-left="0pt" fo:margin-bottom="0pt" fo:padding="[5, 5]pt" fo:text-indent="0pt" fo:widows="1"/>
      <style:text-properties fo:color="#000000" style:font-name="Arial" fo:text-transform="None" fo:font-size="10.0"/>
    </style:style>
    <style:style style:family="paragraph" style:name="Sp1" style:display-name="Sp1">
      <style:paragraph-properties style:line-spacing="14.1732283465pt"/>
    </style:style>
  </office:automatic-styles>
  <office:body>
    <office:text text:use-soft-page-breaks="true">
      <text:p text:style-name="Title"><text:span text:style-name="T1">Paragraph Borders</text:span></text:p>
      <text:p text:style-name="Sp1"/>
      <text:p text:style-name="important"><text:span text:style-name="T2">This is some important text. In this document all important text is rendered in a red box.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</office:styles>
  <office:automatic-styles>
    <style:page-layout style:name="Mpm1">
      <style:page-layout-properties fo:margin-left="0pt" fo:margin-bottom="0pt" fo:border="3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